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  <style:style style:family="table-column" style:name="defaultCol1">
      <style:table-column-properties style:column-width="20.0mm"/>
    </style:style>
  </office:automatic-styles>
  <office:body>
    <office:spreadsheet>
      <table:table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table:number-columns-repeated="3"/>
        </table:table-row>
      </table:table>
      <table:table table:name="template">
        <table:table-column table:default-cell-style-name="Default"/>
        <table:table-column table:style-name="defaultCol1" table:default-cell-style-name="Default"/>
        <table:table-column table:style-name="defaultCol1" table:default-cell-style-name="Default"/>
        <table:table-row>
          <table:table-cell office:value-type="string" office:string-value="frame_id">
            <text:p>frame_id</text:p>
          </table:table-cell>
          <table:table-cell office:value-type="string" office:string-value="left_foot">
            <text:p>left_foot</text:p>
          </table:table-cell>
          <table:table-cell office:value-type="string" office:string-value="right_foot">
            <text:p>right_foot</text:p>
          </table:table-cell>
        </table:table-row>
        <table:table-row>
          <table:table-cell office:value-type="string" office:string-value="0">
            <text:p>0</text:p>
          </table:table-cell>
          <table:table-cell office:value-type="string" office:string-value="IN_THE_AIR">
            <text:p>IN_THE_AIR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1">
            <text:p>1</text:p>
          </table:table-cell>
          <table:table-cell office:value-type="string" office:string-value="IN_THE_AIR">
            <text:p>IN_THE_AIR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2">
            <text:p>2</text:p>
          </table:table-cell>
          <table:table-cell office:value-type="string" office:string-value="IN_THE_AIR">
            <text:p>IN_THE_AIR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3">
            <text:p>3</text:p>
          </table:table-cell>
          <table:table-cell office:value-type="string" office:string-value="IN_THE_AIR">
            <text:p>IN_THE_AIR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4">
            <text:p>4</text:p>
          </table:table-cell>
          <table:table-cell office:value-type="string" office:string-value="IN_THE_AIR">
            <text:p>IN_THE_AIR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5">
            <text:p>5</text:p>
          </table:table-cell>
          <table:table-cell office:value-type="string" office:string-value="IN_THE_AIR">
            <text:p>IN_THE_AIR</text:p>
          </table:table-cell>
          <table:table-cell office:value-type="string" office:string-value="NOT_IN_FRAME">
            <text:p>NOT_IN_FRAME</text:p>
          </table:table-cell>
        </table:table-row>
        <table:table-row>
          <table:table-cell office:value-type="string" office:string-value="6">
            <text:p>6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7">
            <text:p>7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8">
            <text:p>8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9">
            <text:p>9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10">
            <text:p>10</text:p>
          </table:table-cell>
          <table:table-cell office:value-type="string" office:string-value="ON_GROUND">
            <text:p>ON_GROUND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11">
            <text:p>11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12">
            <text:p>12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13">
            <text:p>13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14">
            <text:p>14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15">
            <text:p>15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16">
            <text:p>16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 table:number-rows-repeated="1">
          <table:table-cell office:value-type="string" office:string-value="17">
            <text:p>17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18">
            <text:p>18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19">
            <text:p>19</text:p>
          </table:table-cell>
          <table:table-cell office:value-type="string" office:string-value="IN_THE_AIR">
            <text:p>IN_THE_AIR</text:p>
          </table:table-cell>
          <table:table-cell office:value-type="string" office:string-value="ON_GROUND">
            <text:p>ON_GROUND</text:p>
          </table:table-cell>
        </table:table-row>
        <table:table-row>
          <table:table-cell office:value-type="string" office:string-value="20">
            <text:p>20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21">
            <text:p>21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>
          <table:table-cell office:value-type="string" office:string-value="22">
            <text:p>22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  <table:table-row table:number-rows-repeated="1">
          <table:table-cell office:value-type="string" office:string-value="23">
            <text:p>23</text:p>
          </table:table-cell>
          <table:table-cell office:value-type="string" office:string-value="NOT_IN_FRAME">
            <text:p>NOT_IN_FRAME</text:p>
          </table:table-cell>
          <table:table-cell office:value-type="string" office:string-value="IN_THE_AIR">
            <text:p>IN_THE_AI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